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60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6" style:family="graphic" style:parent-style-name="standard">
      <style:graphic-properties draw:stroke="dash" draw:stroke-dash="Dash_5f_1" svg:stroke-width="0.017cm" svg:stroke-color="#000000" draw:marker-end="EndMarker_5f_1" draw:marker-end-width="0.297cm" svg:stroke-opacity="100%" draw:stroke-linejoin="round" draw:fill="none" fo:padding-top="0.133cm" fo:padding-bottom="0.133cm" fo:padding-left="0.258cm" fo:padding-right="0.258cm"/>
    </style:style>
    <style:style style:name="gr7" style:family="graphic" style:parent-style-name="standard">
      <style:graphic-properties draw:stroke="solid" svg:stroke-width="0.017cm" svg:stroke-color="#000000" draw:marker-end="EndMarker_5f_2" draw:marker-end-width="0.297cm" svg:stroke-opacity="100%" draw:stroke-linejoin="round" draw:fill="none" fo:padding-top="0.133cm" fo:padding-bottom="0.133cm" fo:padding-left="0.258cm" fo:padding-right="0.258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17cm" svg:stroke-color="#000000" draw:marker-end="EndMarker_5f_3" draw:marker-end-width="0.297cm" svg:stroke-opacity="100%" draw:stroke-linejoin="round" draw:fill="none" fo:padding-top="0.133cm" fo:padding-bottom="0.133cm" fo:padding-left="0.258cm" fo:padding-right="0.258cm"/>
    </style:style>
    <style:style style:name="gr10" style:family="graphic" style:parent-style-name="standard">
      <style:graphic-properties draw:stroke="solid" svg:stroke-width="0.017cm" svg:stroke-color="#000000" draw:marker-end="EndMarker_5f_4" draw:marker-end-width="0.297cm" svg:stroke-opacity="100%" draw:stroke-linejoin="round" draw:fill="none" fo:padding-top="0.133cm" fo:padding-bottom="0.133cm" fo:padding-left="0.258cm" fo:padding-right="0.258cm"/>
    </style:style>
    <style:style style:name="gr11" style:family="graphic" style:parent-style-name="standard">
      <style:graphic-properties draw:stroke="solid" svg:stroke-width="0.017cm" svg:stroke-color="#000000" draw:marker-end="EndMarker_5f_5" draw:marker-end-width="0.297cm" svg:stroke-opacity="100%" draw:stroke-linejoin="round" draw:fill="none" fo:padding-top="0.133cm" fo:padding-bottom="0.133cm" fo:padding-left="0.258cm" fo:padding-right="0.258cm"/>
    </style:style>
    <style:style style:name="gr12" style:family="graphic" style:parent-style-name="standard">
      <style:graphic-properties draw:stroke="solid" svg:stroke-width="0.017cm" svg:stroke-color="#000000" draw:marker-end="EndMarker_5f_6" draw:marker-end-width="0.297cm" svg:stroke-opacity="100%" draw:stroke-linejoin="round" draw:fill="none" fo:padding-top="0.133cm" fo:padding-bottom="0.133cm" fo:padding-left="0.258cm" fo:padding-right="0.258cm"/>
    </style:style>
    <style:style style:name="gr13" style:family="graphic" style:parent-style-name="standard">
      <style:graphic-properties draw:stroke="solid" svg:stroke-width="0.017cm" svg:stroke-color="#000000" draw:marker-end="EndMarker_5f_7" draw:marker-end-width="0.297cm" svg:stroke-opacity="100%" draw:stroke-linejoin="round" draw:fill="none" fo:padding-top="0.133cm" fo:padding-bottom="0.133cm" fo:padding-left="0.258cm" fo:padding-right="0.258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15" style:family="graphic" style:parent-style-name="standard">
      <style:graphic-properties draw:stroke="solid" svg:stroke-width="0.017cm" svg:stroke-color="#000000" draw:marker-end="EndMarker_5f_8" draw:marker-end-width="0.297cm" svg:stroke-opacity="100%" draw:stroke-linejoin="round" draw:fill="none" fo:padding-top="0.133cm" fo:padding-bottom="0.133cm" fo:padding-left="0.258cm" fo:padding-right="0.258cm"/>
    </style:style>
    <style:style style:name="gr16" style:family="graphic" style:parent-style-name="standard">
      <style:graphic-properties draw:stroke="solid" svg:stroke-width="0.017cm" svg:stroke-color="#000000" draw:marker-end="EndMarker_5f_9" draw:marker-end-width="0.297cm" svg:stroke-opacity="100%" draw:stroke-linejoin="round" draw:fill="none" fo:padding-top="0.133cm" fo:padding-bottom="0.133cm" fo:padding-left="0.258cm" fo:padding-right="0.258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418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17cm" svg:stroke-color="#000000" draw:marker-end="EndMarker_5f_10" draw:marker-end-width="0.297cm" svg:stroke-opacity="100%" draw:stroke-linejoin="round" draw:fill="none" fo:padding-top="0.133cm" fo:padding-bottom="0.133cm" fo:padding-left="0.258cm" fo:padding-right="0.258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218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17cm" svg:stroke-color="#000000" draw:marker-end="EndMarker_5f_11" draw:marker-end-width="0.297cm" svg:stroke-opacity="100%" draw:stroke-linejoin="round" draw:fill="none" fo:padding-top="0.133cm" fo:padding-bottom="0.133cm" fo:padding-left="0.258cm" fo:padding-right="0.258cm"/>
    </style:style>
    <style:style style:name="gr21" style:family="graphic" style:parent-style-name="standard">
      <style:graphic-properties draw:stroke="dash" draw:stroke-dash="Dash_5f_2" svg:stroke-width="0.017cm" svg:stroke-color="#000000" draw:marker-end="EndMarker_5f_12" draw:marker-end-width="0.297cm" svg:stroke-opacity="100%" draw:stroke-linejoin="round" draw:fill="none" fo:padding-top="0.133cm" fo:padding-bottom="0.133cm" fo:padding-left="0.258cm" fo:padding-right="0.258cm"/>
    </style:style>
    <style:style style:name="gr22" style:family="graphic" style:parent-style-name="standard">
      <style:graphic-properties draw:stroke="solid" svg:stroke-width="0.017cm" svg:stroke-color="#000000" draw:marker-end="EndMarker_5f_13" draw:marker-end-width="0.297cm" svg:stroke-opacity="100%" draw:stroke-linejoin="round" draw:fill="none" fo:padding-top="0.133cm" fo:padding-bottom="0.133cm" fo:padding-left="0.258cm" fo:padding-right="0.258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1.718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dash" draw:stroke-dash="Dash_5f_3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ff0000" style:font-name="Arial1" fo:font-size="8pt" style:font-name-asian="Arial1" style:font-size-asian="8pt" style:font-name-complex="Arial1" style:font-size-complex="8pt"/>
    </style:style>
    <style:style style:name="T3" style:family="text">
      <style:text-properties fo:color="#000000"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4" style:family="text">
      <style:text-properties fo:color="#000000" style:font-name="Arial1" fo:font-size="10pt" style:font-name-asian="Arial1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layer="layout" svg:width="1.904cm" svg:height="0.899cm" svg:x="8.047cm" svg:y="5.7cm" svg:viewBox="0 0 1905 900" draw:points="0,900 1905,900 1905,0 0,0">
            <text:p/>
          </draw:polygon>
          <draw:polygon draw:style-name="gr2" draw:layer="layout" svg:width="1.904cm" svg:height="0.899cm" svg:x="8.047cm" svg:y="5.7cm" svg:viewBox="0 0 1905 900" draw:points="0,900 1905,900 1905,0 0,0">
            <text:p/>
          </draw:polygon>
        </draw:g>
        <draw:frame draw:style-name="gr3" draw:layer="layout" svg:width="1.905cm" svg:height="0.889cm" svg:x="8.047cm" svg:y="5.711cm">
          <draw:text-box>
            <text:p text:style-name="P1"><text:span text:style-name="T1">stopped</text:span></text:p>
          </draw:text-box>
        </draw:frame>
        <draw:g>
          <draw:polygon draw:style-name="gr1" draw:layer="layout" svg:width="1.904cm" svg:height="0.898cm" svg:x="8.047cm" svg:y="10.7cm" svg:viewBox="0 0 1905 899" draw:points="0,899 1905,899 1905,0 0,0">
            <text:p/>
          </draw:polygon>
          <draw:polygon draw:style-name="gr2" draw:layer="layout" svg:width="1.904cm" svg:height="0.898cm" svg:x="8.047cm" svg:y="10.7cm" svg:viewBox="0 0 1905 899" draw:points="0,899 1905,899 1905,0 0,0">
            <text:p/>
          </draw:polygon>
        </draw:g>
        <draw:frame draw:style-name="gr3" draw:layer="layout" svg:width="1.905cm" svg:height="0.889cm" svg:x="8.047cm" svg:y="10.711cm">
          <draw:text-box>
            <text:p text:style-name="P1"><text:span text:style-name="T1">waitLock</text:span></text:p>
          </draw:text-box>
        </draw:frame>
        <draw:g>
          <draw:polygon draw:style-name="gr1" draw:layer="layout" svg:width="1.904cm" svg:height="0.898cm" svg:x="8.047cm" svg:y="13.2cm" svg:viewBox="0 0 1905 899" draw:points="0,899 1905,899 1905,0 0,0">
            <text:p/>
          </draw:polygon>
          <draw:polygon draw:style-name="gr2" draw:layer="layout" svg:width="1.904cm" svg:height="0.898cm" svg:x="8.047cm" svg:y="13.2cm" svg:viewBox="0 0 1905 899" draw:points="0,899 1905,899 1905,0 0,0">
            <text:p/>
          </draw:polygon>
        </draw:g>
        <draw:frame draw:style-name="gr3" draw:layer="layout" svg:width="1.905cm" svg:height="0.889cm" svg:x="8.047cm" svg:y="13.211cm">
          <draw:text-box>
            <text:p text:style-name="P1"><text:span text:style-name="T1">running</text:span></text:p>
          </draw:text-box>
        </draw:frame>
        <draw:g>
          <draw:polygon draw:style-name="gr1" draw:layer="layout" svg:width="1.904cm" svg:height="0.899cm" svg:x="8.047cm" svg:y="8.2cm" svg:viewBox="0 0 1905 900" draw:points="0,900 1905,900 1905,0 0,0">
            <text:p/>
          </draw:polygon>
          <draw:polygon draw:style-name="gr2" draw:layer="layout" svg:width="1.904cm" svg:height="0.899cm" svg:x="8.047cm" svg:y="8.2cm" svg:viewBox="0 0 1905 900" draw:points="0,900 1905,900 1905,0 0,0">
            <text:p/>
          </draw:polygon>
        </draw:g>
        <draw:frame draw:style-name="gr3" draw:layer="layout" svg:width="1.905cm" svg:height="0.889cm" svg:x="8.047cm" svg:y="8.211cm">
          <draw:text-box>
            <text:p text:style-name="P1"><text:span text:style-name="T1">starting</text:span></text:p>
          </draw:text-box>
        </draw:frame>
        <draw:g>
          <draw:path draw:style-name="gr4" draw:layer="layout" svg:width="0.598cm" svg:height="0.599cm" svg:x="8.7cm" svg:y="3.7cm" svg:viewBox="0 0 599 600" svg:d="m0 300v0c0-55 13-102 40-150 28-47 62-82 110-109 47-28 94-41 149-41 56 0 103 13 150 41 48 27 82 62 110 109 27 48 40 95 40 150v0 0c0 55-13 102-40 150-28 47-62 82-110 109-47 28-94 41-149 41-56 0-103-13-150-41-48-27-82-62-110-109-27-48-40-95-40-150z">
            <text:p/>
          </draw:path>
          <draw:path draw:style-name="gr5" draw:layer="layout" svg:width="0.598cm" svg:height="0.599cm" svg:x="8.7cm" svg:y="3.7cm" svg:viewBox="0 0 599 600" svg:d="m0 300v0c0-55 13-102 40-150 28-47 62-82 110-109 47-28 94-41 149-41 56 0 103 13 150 41 48 27 82 62 110 109 27 48 40 95 40 150v0 0c0 55-13 102-40 150-28 47-62 82-110 109-47 28-94 41-149 41-56 0-103-13-150-41-48-27-82-62-110-109-27-48-40-95-40-150z">
            <text:p/>
          </draw:path>
        </draw:g>
        <draw:line draw:style-name="gr6" draw:layer="layout" svg:x1="9cm" svg:y1="4.3cm" svg:x2="9cm" svg:y2="5.7cm">
          <text:p/>
        </draw:line>
        <draw:line draw:style-name="gr7" draw:layer="layout" svg:x1="9cm" svg:y1="6.6cm" svg:x2="9cm" svg:y2="8.2cm">
          <text:p/>
        </draw:line>
        <draw:frame draw:style-name="gr8" draw:layer="layout" svg:width="3cm" svg:height="0.982cm" svg:x="9cm" svg:y="6.959cm">
          <draw:text-box>
            <text:p text:style-name="P2"><text:span text:style-name="T1">!ARF::stop set &amp;&amp;</text:span><text:span text:style-name="T1"><text:line-break/></text:span><text:span text:style-name="T1">ARF::start set</text:span></text:p>
          </draw:text-box>
        </draw:frame>
        <draw:line draw:style-name="gr9" draw:layer="layout" svg:x1="9cm" svg:y1="9.1cm" svg:x2="9cm" svg:y2="10.699cm">
          <text:p/>
        </draw:line>
        <draw:line draw:style-name="gr10" draw:layer="layout" svg:x1="9cm" svg:y1="11.6cm" svg:x2="9cm" svg:y2="13.2cm">
          <text:p/>
        </draw:line>
        <draw:path draw:style-name="gr11" draw:layer="layout" svg:width="2.146cm" svg:height="5cm" svg:x="9.952cm" svg:y="6.15cm" svg:viewBox="0 0 2147 5001" svg:d="m0 5000c2047 50 2139-1189 2147-2435 7-1262-72-2533-2147-2565v0">
          <text:p/>
        </draw:path>
        <draw:path draw:style-name="gr12" draw:layer="layout" svg:width="3.045cm" svg:height="7.274cm" svg:x="9.952cm" svg:y="6.15cm" svg:viewBox="0 0 3046 7275" svg:d="m0 7275c3047-26 3046-1923 3046-3720 0-1803 1-3505-3046-3555v0">
          <text:p/>
        </draw:path>
        <draw:path draw:style-name="gr13" draw:layer="layout" svg:width="5.042cm" svg:height="7.5cm" svg:x="9.952cm" svg:y="6.15cm" svg:viewBox="0 0 5043 7501" svg:d="m0 7500c5047 49 5043-2066 5043-3933 0-1885 4-3517-5043-3567v0">
          <text:p/>
        </draw:path>
        <draw:frame draw:style-name="gr8" draw:layer="layout" svg:width="2.5cm" svg:height="0.601cm" draw:transform="rotate (1.5707963267949) translate (12.05cm 9.95cm)">
          <draw:text-box>
            <text:p text:style-name="P1"><text:span text:style-name="T1">Trigger Timeout</text:span></text:p>
          </draw:text-box>
        </draw:frame>
        <draw:frame draw:style-name="gr14" draw:layer="layout" svg:width="2.5cm" svg:height="1cm" draw:transform="rotate (1.5707963267949) translate (13cm 11.45cm)">
          <draw:text-box>
            <text:p text:style-name="P1"><text:span text:style-name="T1">Trigger Timeout</text:span><text:span text:style-name="T1"><text:line-break/></text:span><text:span text:style-name="T2">/OnStop()</text:span></text:p>
          </draw:text-box>
        </draw:frame>
        <draw:frame draw:style-name="gr14" draw:layer="layout" svg:width="3cm" svg:height="1.363cm" draw:transform="rotate (1.5707963267949) translate (14.819cm 11.7cm)">
          <draw:text-box>
            <text:p text:style-name="P1"><text:span text:style-name="T1">!Trigger Timeout &amp;&amp;</text:span><text:span text:style-name="T1"><text:line-break/></text:span><text:span text:style-name="T1">PLL Loss Of Lock</text:span><text:span text:style-name="T1"><text:line-break/></text:span><text:span text:style-name="T2">/OnStop()</text:span></text:p>
          </draw:text-box>
        </draw:frame>
        <draw:path draw:style-name="gr15" draw:layer="layout" svg:width="1.545cm" svg:height="2.502cm" svg:x="6.501cm" svg:y="6.15cm" svg:viewBox="0 0 1546 2503" svg:d="m1546 2500c-1546 50-1546-517-1546-1132 0-633 0-1318 1546-1368v0">
          <text:p/>
        </draw:path>
        <draw:frame draw:style-name="gr8" draw:layer="layout" svg:width="2.5cm" svg:height="0.601cm" draw:transform="rotate (1.5707963267949) translate (5.95cm 8.7cm)">
          <draw:text-box>
            <text:p text:style-name="P1"><text:span text:style-name="T1">ARF::stop set</text:span></text:p>
          </draw:text-box>
        </draw:frame>
        <draw:path draw:style-name="gr16" draw:layer="layout" svg:width="3.045cm" svg:height="5cm" svg:x="5.001cm" svg:y="6.15cm" svg:viewBox="0 0 3046 5001" svg:d="m3046 5000c-3047 50-3046-1191-3046-2432 0-1259-1-2518 3046-2568v0">
          <text:p/>
        </draw:path>
        <draw:frame draw:style-name="gr17" draw:layer="layout" svg:width="3cm" svg:height="0.982cm" draw:transform="rotate (1.5707963267949) translate (4.159cm 10.2cm)">
          <draw:text-box>
            <text:p text:style-name="P1"><text:span text:style-name="T1">!Trigger Timeout &amp;&amp;</text:span><text:span text:style-name="T1"><text:line-break/></text:span><text:span text:style-name="T1">ARF::stop set</text:span></text:p>
          </draw:text-box>
        </draw:frame>
        <draw:path draw:style-name="gr18" draw:layer="layout" svg:width="4.044cm" svg:height="7.5cm" svg:x="4.002cm" svg:y="6.15cm" svg:viewBox="0 0 4045 7501" svg:d="m4045 7500c-4046 49-4045-1965-4045-3831 0-1886-1-3619 4045-3669v0">
          <text:p/>
        </draw:path>
        <draw:frame draw:style-name="gr19" draw:layer="layout" svg:width="3.5cm" svg:height="1.744cm" draw:transform="rotate (1.5707963267949) translate (2.378cm 11.7cm)">
          <draw:text-box>
            <text:p text:style-name="P1"><text:span text:style-name="T1">!Trigger Timeout &amp;&amp;</text:span><text:span text:style-name="T1"><text:line-break/></text:span><text:span text:style-name="T1">!PLL Loss Of Lock &amp;&amp;</text:span><text:span text:style-name="T1"><text:line-break/></text:span><text:span text:style-name="T1">ARF::stop set</text:span><text:span text:style-name="T1"><text:line-break/></text:span><text:span text:style-name="T2">/OnStop()</text:span></text:p>
          </draw:text-box>
        </draw:frame>
        <draw:path draw:style-name="gr20" draw:layer="layout" svg:width="1.249cm" svg:height="1.361cm" svg:x="7.273cm" svg:y="4.563cm" svg:viewBox="0 0 1250 1362" svg:d="m774 1362c-375 0-1068-1099-638-1322 290-149 1090 97 1114 1097v0">
          <text:p/>
        </draw:path>
        <draw:frame draw:style-name="gr8" draw:layer="layout" svg:width="2.35cm" svg:height="0.601cm" svg:x="4.9cm" svg:y="4.4cm">
          <draw:text-box>
            <text:p text:style-name="P3"><text:span text:style-name="T1">ARF::stop set</text:span></text:p>
          </draw:text-box>
        </draw:frame>
        <draw:path draw:style-name="gr21" draw:layer="layout" svg:width="0.952cm" svg:height="0.823cm" svg:x="8.523cm" svg:y="14.1cm" svg:viewBox="0 0 953 824" svg:d="m952 0c24 1099-975 1099-952 0v0">
          <text:p/>
        </draw:path>
        <draw:frame draw:style-name="gr19" draw:layer="layout" svg:width="3.5cm" svg:height="1.744cm" svg:x="7.25cm" svg:y="14.828cm">
          <draw:text-box>
            <text:p text:style-name="P1"><text:span text:style-name="T1">!Trigger Timeout &amp;&amp;</text:span><text:span text:style-name="T1"><text:line-break/></text:span><text:span text:style-name="T1">!PLL Loss Of Lock &amp;&amp;</text:span><text:span text:style-name="T1"><text:line-break/></text:span><text:span text:style-name="T1">!ARF::stop set</text:span><text:span text:style-name="T1"><text:line-break/></text:span><text:span text:style-name="T2">/Sample()</text:span></text:p>
          </draw:text-box>
        </draw:frame>
        <draw:path draw:style-name="gr22" draw:layer="layout" svg:width="6.546cm" svg:height="7.724cm" svg:x="9.952cm" svg:y="6.15cm" svg:viewBox="0 0 6547 7725" svg:d="m0 7725c6547-175 6547-2009 6547-3893 0-1867 0-3783-6547-3832v0">
          <text:p/>
        </draw:path>
        <draw:frame draw:style-name="gr23" draw:layer="layout" svg:width="4cm" svg:height="2.125cm" draw:transform="rotate (1.5707963267949) translate (16.438cm 12.2cm)">
          <draw:text-box>
            <text:p text:style-name="P1"><text:span text:style-name="T1">!Trigger Timeout &amp;&amp;</text:span><text:span text:style-name="T1"><text:line-break/></text:span><text:span text:style-name="T1">!PLL Loss Of Lock &amp;&amp;</text:span><text:span text:style-name="T1"><text:line-break/></text:span><text:span text:style-name="T1">!ARF::stop set &amp;&amp;</text:span><text:span text:style-name="T1"><text:line-break/></text:span><text:span text:style-name="T1">Sample() returned false</text:span><text:span text:style-name="T1"><text:line-break/></text:span><text:span text:style-name="T2">/OnStop()</text:span></text:p>
          </draw:text-box>
        </draw:frame>
        <draw:line draw:style-name="gr24" draw:layer="layout" svg:x1="11cm" svg:y1="15.2cm" svg:x2="11.999cm" svg:y2="15.2cm">
          <text:p/>
        </draw:line>
        <draw:frame draw:style-name="gr8" draw:layer="layout" svg:width="4cm" svg:height="0.601cm" svg:x="12cm" svg:y="14.9cm">
          <draw:text-box>
            <text:p text:style-name="P2"><text:span text:style-name="T1">OnStateChange(…) is called</text:span></text:p>
          </draw:text-box>
        </draw:frame>
        <draw:line draw:style-name="gr25" draw:layer="layout" svg:x1="11cm" svg:y1="15.7cm" svg:x2="11.999cm" svg:y2="15.7cm">
          <text:p/>
        </draw:line>
        <draw:frame draw:style-name="gr8" draw:layer="layout" svg:width="4.5cm" svg:height="0.601cm" svg:x="12cm" svg:y="15.4cm">
          <draw:text-box>
            <text:p text:style-name="P2"><text:span text:style-name="T1">OnStateChange(…) is not called</text:span></text:p>
          </draw:text-box>
        </draw:frame>
        <draw:frame draw:style-name="gr19" draw:layer="layout" svg:width="3cm" svg:height="1.5cm" svg:x="9cm" svg:y="9.2cm">
          <draw:text-box>
            <text:p text:style-name="P2"><text:span text:style-name="T1">!ARF::stop set &amp;&amp;</text:span><text:span text:style-name="T1"><text:line-break/></text:span><text:span text:style-name="T1">start delay expired</text:span></text:p>
          </draw:text-box>
        </draw:frame>
        <draw:frame draw:style-name="gr19" draw:layer="layout" svg:width="3.1cm" svg:height="1.744cm" svg:x="9cm" svg:y="11.578cm">
          <draw:text-box>
            <text:p text:style-name="P2"><text:span text:style-name="T1">!Trigger Timeout &amp;&amp;</text:span><text:span text:style-name="T1"><text:line-break/></text:span><text:span text:style-name="T1">!ARF::stop set &amp;&amp;</text:span><text:span text:style-name="T1"><text:line-break/></text:span><text:span text:style-name="T1">PLL Locked</text:span><text:span text:style-name="T1"><text:line-break/></text:span><text:span text:style-name="T2">\OnStart</text:span></text:p>
          </draw:text-box>
        </draw:frame>
        <draw:frame draw:style-name="gr14" draw:layer="layout" svg:width="19cm" svg:height="1cm" svg:x="1cm" svg:y="0.7cm">
          <draw:text-box>
            <text:p text:style-name="P1"><text:span text:style-name="T3">State chart for the internal state machine of class TriggeredThreadedCyclicExec</text:span></text:p>
          </draw:text-box>
        </draw:frame>
        <draw:frame draw:style-name="gr8" draw:layer="layout" svg:width="2.5cm" svg:height="0.601cm" svg:x="9cm" svg:y="4.65cm">
          <draw:text-box>
            <text:p text:style-name="P2"><text:span text:style-name="T1">Object creation</text:span></text:p>
          </draw:text-box>
        </draw:frame>
        <draw:frame draw:style-name="gr14" draw:layer="layout" svg:width="18cm" svg:height="1.149cm" svg:x="1.5cm" svg:y="2.126cm">
          <draw:text-box>
            <text:p text:style-name="P2"><text:span text:style-name="T4">The state machine is sampled each time when a trigger is received via TriggeredThreadedCyclicExec::trigger, or when the timeout for the cyclic trigger expires.</text:span></text:p>
          </draw:text-box>
        </draw:frame>
        <draw:frame draw:style-name="gr8" draw:layer="layout" svg:width="2.375cm" svg:height="0.601cm" svg:x="12cm" svg:y="15.9cm">
          <draw:text-box>
            <text:p text:style-name="P2"><text:span text:style-name="T1">asyncReqFlags</text:span></text:p>
          </draw:text-box>
        </draw:frame>
        <draw:frame draw:style-name="gr8" draw:layer="layout" svg:width="1cm" svg:height="0.601cm" svg:x="11cm" svg:y="15.9cm">
          <draw:text-box>
            <text:p text:style-name="P2"><text:span text:style-name="T1">A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marker draw:name="EndMarker_5f_1" draw:display-name="EndMarker_1" svg:viewBox="0 0 28 31" svg:d="m10-8-14 28 6 3 8-16 8 16 6-3z"/>
    <draw:marker draw:name="EndMarker_5f_10" draw:display-name="EndMarker_10" svg:viewBox="0 0 28 31" svg:d="m10-8-14 28 6 3 8-16 8 16 6-3z"/>
    <draw:marker draw:name="EndMarker_5f_11" draw:display-name="EndMarker_11" svg:viewBox="0 0 28 31" svg:d="m10-8-14 28 6 3 8-16 8 16 6-3z"/>
    <draw:marker draw:name="EndMarker_5f_12" draw:display-name="EndMarker_12" svg:viewBox="0 0 28 31" svg:d="m10-8-14 28 6 3 8-16 8 16 6-3z"/>
    <draw:marker draw:name="EndMarker_5f_13" draw:display-name="EndMarker_13" svg:viewBox="0 0 28 31" svg:d="m10-8-14 28 6 3 8-16 8 16 6-3z"/>
    <draw:marker draw:name="EndMarker_5f_14" draw:display-name="EndMarker_14" svg:viewBox="0 0 28 18" svg:d="m10-4-14 14 4 4 10-10 10 10 4-4z"/>
    <draw:marker draw:name="EndMarker_5f_15" draw:display-name="EndMarker_15" svg:viewBox="0 0 28 18" svg:d="m10-4-14 14 4 4 10-10 10 10 4-4z"/>
    <draw:marker draw:name="EndMarker_5f_2" draw:display-name="EndMarker_2" svg:viewBox="0 0 28 31" svg:d="m10-8-14 28 6 3 8-16 8 16 6-3z"/>
    <draw:marker draw:name="EndMarker_5f_3" draw:display-name="EndMarker_3" svg:viewBox="0 0 28 31" svg:d="m10-8-14 28 6 3 8-16 8 16 6-3z"/>
    <draw:marker draw:name="EndMarker_5f_4" draw:display-name="EndMarker_4" svg:viewBox="0 0 28 31" svg:d="m10-8-14 28 6 3 8-16 8 16 6-3z"/>
    <draw:marker draw:name="EndMarker_5f_5" draw:display-name="EndMarker_5" svg:viewBox="0 0 28 31" svg:d="m10-8-14 28 6 3 8-16 8 16 6-3z"/>
    <draw:marker draw:name="EndMarker_5f_6" draw:display-name="EndMarker_6" svg:viewBox="0 0 28 31" svg:d="m10-8-14 28 6 3 8-16 8 16 6-3z"/>
    <draw:marker draw:name="EndMarker_5f_7" draw:display-name="EndMarker_7" svg:viewBox="0 0 28 31" svg:d="m10-8-14 28 6 3 8-16 8 16 6-3z"/>
    <draw:marker draw:name="EndMarker_5f_8" draw:display-name="EndMarker_8" svg:viewBox="0 0 28 31" svg:d="m10-8-14 28 6 3 8-16 8 16 6-3z"/>
    <draw:marker draw:name="EndMarker_5f_9" draw:display-name="EndMarker_9" svg:viewBox="0 0 28 31" svg:d="m10-8-14 28 6 3 8-16 8 16 6-3z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30T20:15:23.427572442</dc:date>
    <meta:document-statistic meta:object-count="53"/>
    <meta:generator>LibreOffice/4.1.6.2$Linux_X86_64 LibreOffice_project/410m0$Build-2</meta:generator>
  </office:meta>
</office:document-meta>
</file>